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509000003357EA4BAFA3AEC2BC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9.552cm" svg:x="0.047cm" svg:y="0.052cm">
          <draw:image xlink:href="Pictures/1000020100000509000003357EA4BAFA3AEC2BC9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6-20T14:32:41.694273393</dc:date>
    <meta:editing-duration>PT3M23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